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66a58" officeooo:paragraph-rsid="00066a58"/>
    </style:style>
    <style:style style:name="P2" style:family="paragraph" style:parent-style-name="Text_20_body">
      <style:text-properties officeooo:rsid="00066a58" officeooo:paragraph-rsid="0008b6be"/>
    </style:style>
    <style:style style:name="P3" style:family="paragraph" style:parent-style-name="Standard">
      <style:text-properties officeooo:rsid="00066a58" officeooo:paragraph-rsid="000cd118"/>
    </style:style>
    <style:style style:name="P4" style:family="paragraph" style:parent-style-name="Text_20_body">
      <style:text-properties officeooo:rsid="00066a58" officeooo:paragraph-rsid="000ee9a7"/>
    </style:style>
    <style:style style:name="P5" style:family="paragraph" style:parent-style-name="Text_20_body">
      <style:text-properties officeooo:rsid="0009e8a6" officeooo:paragraph-rsid="0009e8a6"/>
    </style:style>
    <style:style style:name="P6" style:family="paragraph" style:parent-style-name="Standard">
      <style:text-properties officeooo:rsid="0009e8a6" officeooo:paragraph-rsid="00066a58"/>
    </style:style>
    <style:style style:name="P7" style:family="paragraph" style:parent-style-name="Text_20_body">
      <style:text-properties officeooo:rsid="0009e8a6" officeooo:paragraph-rsid="000b2666"/>
    </style:style>
    <style:style style:name="P8" style:family="paragraph" style:parent-style-name="Text_20_body">
      <style:text-properties officeooo:paragraph-rsid="0008c647"/>
    </style:style>
    <style:style style:name="P9" style:family="paragraph" style:parent-style-name="Text_20_body">
      <style:text-properties officeooo:paragraph-rsid="000b2666"/>
    </style:style>
    <style:style style:name="P10" style:family="paragraph" style:parent-style-name="Heading_20_3">
      <style:text-properties officeooo:paragraph-rsid="00279dfc"/>
    </style:style>
    <style:style style:name="P11" style:family="paragraph" style:parent-style-name="Horizontal_20_Line">
      <style:text-properties officeooo:paragraph-rsid="00279dfc"/>
    </style:style>
    <style:style style:name="P12" style:family="paragraph" style:parent-style-name="Standard">
      <style:text-properties officeooo:paragraph-rsid="00279dfc"/>
    </style:style>
    <style:style style:name="P13" style:family="paragraph" style:parent-style-name="Text_20_body">
      <style:text-properties officeooo:paragraph-rsid="00279dfc"/>
    </style:style>
    <style:style style:name="P14" style:family="paragraph" style:parent-style-name="Standard">
      <style:text-properties officeooo:paragraph-rsid="00166da6"/>
    </style:style>
    <style:style style:name="P15" style:family="paragraph" style:parent-style-name="Text_20_body">
      <style:text-properties officeooo:paragraph-rsid="00166da6"/>
    </style:style>
    <style:style style:name="P16" style:family="paragraph" style:parent-style-name="Standard">
      <style:text-properties officeooo:paragraph-rsid="001b9acf"/>
    </style:style>
    <style:style style:name="P17" style:family="paragraph" style:parent-style-name="Text_20_body">
      <style:text-properties officeooo:paragraph-rsid="001b9acf"/>
    </style:style>
    <style:style style:name="P18" style:family="paragraph" style:parent-style-name="Text_20_body">
      <style:text-properties officeooo:paragraph-rsid="000cd118"/>
    </style:style>
    <style:style style:name="P19" style:family="paragraph" style:parent-style-name="Text_20_body">
      <style:text-properties officeooo:paragraph-rsid="00157bb7"/>
    </style:style>
    <style:style style:name="P20" style:family="paragraph" style:parent-style-name="Text_20_body">
      <style:paragraph-properties fo:text-align="center" style:justify-single-word="false"/>
      <style:text-properties fo:font-size="14pt" fo:font-weight="bold" officeooo:rsid="00157bb7" officeooo:paragraph-rsid="00157bb7" style:font-size-asian="14pt" style:font-weight-asian="bold" style:font-size-complex="14pt" style:font-weight-complex="bold"/>
    </style:style>
    <style:style style:name="P21" style:family="paragraph" style:parent-style-name="Text_20_body">
      <style:paragraph-properties fo:text-align="center" style:justify-single-word="false"/>
      <style:text-properties fo:font-size="14pt" fo:font-weight="bold" officeooo:rsid="00157bb7" officeooo:paragraph-rsid="00166da6" style:font-size-asian="14pt" style:font-weight-asian="bold" style:font-size-complex="14pt" style:font-weight-complex="bold"/>
    </style:style>
    <style:style style:name="P22" style:family="paragraph" style:parent-style-name="Text_20_body">
      <style:paragraph-properties fo:text-align="center" style:justify-single-word="false"/>
      <style:text-properties fo:font-size="14pt" fo:font-weight="bold" officeooo:rsid="00157bb7" officeooo:paragraph-rsid="00182564" style:font-size-asian="14pt" style:font-weight-asian="bold" style:font-size-complex="14pt" style:font-weight-complex="bold"/>
    </style:style>
    <style:style style:name="P23" style:family="paragraph" style:parent-style-name="Text_20_body">
      <style:paragraph-properties fo:text-align="center" style:justify-single-word="false"/>
      <style:text-properties fo:font-size="14pt" fo:font-weight="bold" officeooo:rsid="00157bb7" officeooo:paragraph-rsid="001b9acf" style:font-size-asian="14pt" style:font-weight-asian="bold" style:font-size-complex="14pt" style:font-weight-complex="bold"/>
    </style:style>
    <style:style style:name="P24" style:family="paragraph" style:parent-style-name="Text_20_body">
      <style:paragraph-properties fo:text-align="center" style:justify-single-word="false"/>
      <style:text-properties fo:font-size="14pt" fo:font-weight="bold" officeooo:rsid="00157bb7" officeooo:paragraph-rsid="001ff16c" style:font-size-asian="14pt" style:font-weight-asian="bold" style:font-size-complex="14pt" style:font-weight-complex="bold"/>
    </style:style>
    <style:style style:name="P25" style:family="paragraph" style:parent-style-name="Text_20_body">
      <style:paragraph-properties fo:text-align="center" style:justify-single-word="false"/>
      <style:text-properties fo:font-size="14pt" fo:font-weight="bold" officeooo:rsid="00157bb7" officeooo:paragraph-rsid="0020bac3" style:font-size-asian="14pt" style:font-weight-asian="bold" style:font-size-complex="14pt" style:font-weight-complex="bold"/>
    </style:style>
    <style:style style:name="P26" style:family="paragraph" style:parent-style-name="Text_20_body">
      <style:paragraph-properties fo:text-align="center" style:justify-single-word="false"/>
      <style:text-properties fo:font-size="14pt" fo:font-weight="bold" officeooo:rsid="00157bb7" officeooo:paragraph-rsid="00279dfc" style:font-size-asian="14pt" style:font-weight-asian="bold" style:font-size-complex="14pt" style:font-weight-complex="bold"/>
    </style:style>
    <style:style style:name="P27" style:family="paragraph" style:parent-style-name="Text_20_body">
      <style:text-properties officeooo:paragraph-rsid="00182564"/>
    </style:style>
    <style:style style:name="P28" style:family="paragraph" style:parent-style-name="Text_20_body">
      <style:text-properties officeooo:paragraph-rsid="001a03b5"/>
    </style:style>
    <style:style style:name="P29" style:family="paragraph" style:parent-style-name="Text_20_body">
      <style:text-properties officeooo:paragraph-rsid="001eb19a"/>
    </style:style>
    <style:style style:name="P30" style:family="paragraph" style:parent-style-name="Text_20_body">
      <style:text-properties officeooo:paragraph-rsid="0020bac3"/>
    </style:style>
    <style:style style:name="P31" style:family="paragraph" style:parent-style-name="Text_20_body">
      <style:text-properties officeooo:paragraph-rsid="002440a5"/>
    </style:style>
    <style:style style:name="P32" style:family="paragraph" style:parent-style-name="Heading_20_2">
      <style:text-properties officeooo:paragraph-rsid="002adc5d"/>
    </style:style>
    <style:style style:name="P33" style:family="paragraph" style:parent-style-name="Heading_20_3">
      <style:text-properties officeooo:paragraph-rsid="002adc5d"/>
    </style:style>
    <style:style style:name="P34" style:family="paragraph" style:parent-style-name="Horizontal_20_Line">
      <style:text-properties officeooo:paragraph-rsid="002adc5d"/>
    </style:style>
    <style:style style:name="P35" style:family="paragraph" style:parent-style-name="Standard">
      <style:text-properties officeooo:paragraph-rsid="00279dfc"/>
    </style:style>
    <style:style style:name="P36" style:family="paragraph" style:parent-style-name="Standard">
      <style:text-properties officeooo:paragraph-rsid="002adc5d"/>
    </style:style>
    <style:style style:name="P37" style:family="paragraph" style:parent-style-name="Text_20_body" style:list-style-name="L1">
      <style:text-properties officeooo:paragraph-rsid="00182564"/>
    </style:style>
    <style:style style:name="P38" style:family="paragraph" style:parent-style-name="Text_20_body" style:list-style-name="L2">
      <style:text-properties officeooo:paragraph-rsid="00182564"/>
    </style:style>
    <style:style style:name="P39" style:family="paragraph" style:parent-style-name="Text_20_body" style:list-style-name="L3">
      <style:text-properties officeooo:paragraph-rsid="00279dfc"/>
    </style:style>
    <style:style style:name="P40" style:family="paragraph" style:parent-style-name="Text_20_body" style:list-style-name="L4">
      <style:text-properties officeooo:paragraph-rsid="00279dfc"/>
    </style:style>
    <style:style style:name="P41" style:family="paragraph" style:parent-style-name="Text_20_body" style:list-style-name="L5">
      <style:text-properties officeooo:paragraph-rsid="00279dfc"/>
    </style:style>
    <style:style style:name="P42" style:family="paragraph" style:parent-style-name="Text_20_body" style:list-style-name="L6">
      <style:text-properties officeooo:paragraph-rsid="00279dfc"/>
    </style:style>
    <style:style style:name="P43" style:family="paragraph" style:parent-style-name="Text_20_body" style:list-style-name="L7">
      <style:text-properties officeooo:paragraph-rsid="00279dfc"/>
    </style:style>
    <style:style style:name="P44" style:family="paragraph" style:parent-style-name="Text_20_body" style:list-style-name="L8">
      <style:text-properties officeooo:paragraph-rsid="00279dfc"/>
    </style:style>
    <style:style style:name="P45" style:family="paragraph" style:parent-style-name="Text_20_body" style:list-style-name="L9">
      <style:text-properties officeooo:paragraph-rsid="00279dfc"/>
    </style:style>
    <style:style style:name="P46" style:family="paragraph" style:parent-style-name="Text_20_body">
      <style:text-properties officeooo:rsid="000bddd2" officeooo:paragraph-rsid="002adc5d"/>
    </style:style>
    <style:style style:name="P47" style:family="paragraph" style:parent-style-name="Text_20_body">
      <style:text-properties officeooo:paragraph-rsid="002adc5d"/>
    </style:style>
    <style:style style:name="T1" style:family="text">
      <style:text-properties officeooo:rsid="00066a58"/>
    </style:style>
    <style:style style:name="T2" style:family="text">
      <style:text-properties officeooo:rsid="0008b6be"/>
    </style:style>
    <style:style style:name="T3" style:family="text">
      <style:text-properties officeooo:rsid="0008c647"/>
    </style:style>
    <style:style style:name="T4" style:family="text">
      <style:text-properties officeooo:rsid="000b2666"/>
    </style:style>
    <style:style style:name="T5" style:family="text">
      <style:text-properties officeooo:rsid="000cd118"/>
    </style:style>
    <style:style style:name="T6" style:family="text">
      <style:text-properties officeooo:rsid="0010a0ca"/>
    </style:style>
    <style:style style:name="T7" style:family="text">
      <style:text-properties officeooo:rsid="00133f8f"/>
    </style:style>
    <style:style style:name="T8" style:family="text">
      <style:text-properties officeooo:rsid="001a62ad"/>
    </style:style>
    <style:style style:name="T9" style:family="text">
      <style:text-properties officeooo:rsid="001c14d7"/>
    </style:style>
    <style:style style:name="T10" style:family="text">
      <style:text-properties fo:language="es" fo:country="AR" officeooo:rsid="001c14d7"/>
    </style:style>
    <style:style style:name="T11" style:family="text">
      <style:text-properties fo:language="es" fo:country="AR" officeooo:rsid="001b9acf"/>
    </style:style>
    <style:style style:name="T12" style:family="text">
      <style:text-properties officeooo:rsid="00166da6"/>
    </style:style>
    <style:style style:name="T13" style:family="text">
      <style:text-properties officeooo:rsid="00182564"/>
    </style:style>
    <style:style style:name="T14" style:family="text">
      <style:text-properties officeooo:rsid="001b9acf"/>
    </style:style>
    <style:style style:name="T15" style:family="text">
      <style:text-properties officeooo:rsid="001f6b27"/>
    </style:style>
    <style:style style:name="T16" style:family="text">
      <style:text-properties fo:language="en" fo:country="US" officeooo:rsid="001ff16c"/>
    </style:style>
    <style:style style:name="T17" style:family="text">
      <style:text-properties fo:language="en" fo:country="US" officeooo:rsid="0020bac3"/>
    </style:style>
    <style:style style:name="T18" style:family="text">
      <style:text-properties fo:language="en" fo:country="US" officeooo:rsid="00279dfc"/>
    </style:style>
    <style:style style:name="T19" style:family="text">
      <style:text-properties officeooo:rsid="001af635"/>
    </style:style>
    <style:style style:name="T20" style:family="text">
      <style:text-properties officeooo:rsid="0016742e"/>
    </style:style>
    <style:style style:name="T21" style:family="text">
      <style:text-properties officeooo:rsid="00177729"/>
    </style:style>
    <style:style style:name="T22" style:family="text">
      <style:text-properties officeooo:rsid="00190c1b"/>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0">Laboratorio: </text:p>
      <text:p text:style-name="P20">La percepcion de la realidad.</text:p>
      <text:p text:style-name="Standard"/>
      <text:p text:style-name="Standard"/>
      <text:p text:style-name="Standard"/>
      <text:p text:style-name="Standard">Bienvenidos nuevamente al laboratorio.</text:p>
      <text:p text:style-name="Standard"/>
      <text:p text:style-name="Standard">Haremos una pausa en la aventura de Elara para reflexionar juntos sobre un tema importante: </text:p>
      <text:p text:style-name="Standard">¿por qué nos cuesta tanto ver la realidad tal como es?</text:p>
      <text:p text:style-name="Standard"/>
      <text:p text:style-name="Standard"/>
      <text:p text:style-name="Standard">Pensemos en preguntas tales como:</text:p>
      <text:p text:style-name="Standard"><text:s/></text:p>
      <text:p text:style-name="Standard">Por qué llueve?</text:p>
      <text:p text:style-name="Standard">O ¿qué es la Luna?</text:p>
      <text:p text:style-name="Standard"/>
      <text:p text:style-name="Standard">Para una sola persona, sin acceso a datos, sin instrumentos, sin ayuda, estas preguntas pueden ser imposibles de responder correctamente.</text:p>
      <text:p text:style-name="Standard">La imaginación, por sí sola, no basta.</text:p>
      <text:p text:style-name="Standard"/>
      <text:p text:style-name="Standard">Afortunadamente, podemos trabajar en equipo.</text:p>
      <text:p text:style-name="Standard">Y al sumar esfuerzos, transmitir ideas, y construir sobre el conocimiento de quienes nos precedieron, conseguimos ver más allá de nuestras limitaciones individuales.</text:p>
      <text:p text:style-name="Standard"/>
      <text:p text:style-name="Standard">Entender la realidad con claridad es realmente dificil.</text:p>
      <text:p text:style-name="Standard">Aunque eso no parece importar demasiado.</text:p>
      <text:p text:style-name="Standard"/>
      <text:p text:style-name="P1">Veamos brevemente lo que sucede con nuestros conocimientos a lo largo de nuestras vidas.</text:p>
      <text:p text:style-name="P1"/>
      <text:p text:style-name="P4">Cuando llegamos al mundo, lo hacemos completamente a ciegas.</text:p>
      <text:p text:style-name="P4">Y debemos comenzar a actuar inmediatamente.<text:line-break/>No sabemos dónde estamos.<text:line-break/>No sabemos quiénes somos, ni cómo funciona el entorno que nos rodea.<text:line-break/>Ignoramos los peligros, no entendemos lo que necesitamos ni cómo conseguirlo.<text:line-break/>Y, a pesar de todo, sobrevivimos.</text:p>
      <text:p text:style-name="P2"/>
      <text:p text:style-name="P2">Esto es posible gracias a una forma de pensar que, aunque imperfecta, nos permite orientarnos en lo desconocido.<text:line-break/>Nuestros razonamientos, aun siendo incompletos o erróneos, nos dan resultados lo bastante buenos como para avanzar, adaptarnos y persistir.</text:p>
      <text:p text:style-name="P1"/>
      <text:p text:style-name="P1">A lo largo de nuestra vida,</text:p>
      <text:p text:style-name="P2"><text:soft-page-break/>Ha<text:span text:style-name="T2">r</text:span>emos lo que debemos hacer, incluso sin saber exactamente qué es lo que debemos hacer.</text:p>
      <text:p text:style-name="P8"><text:span text:style-name="T1">Nuestra mente no es infalible, pero sí es extraordinariamente eficiente para lo que fue creada.</text:span><text:line-break/>El éxito está integrado en el diseño.<text:span text:style-name="T1"><text:line-break/>La inteligencia que nos diseñó no comet</text:span><text:span text:style-name="T3">e</text:span><text:span text:style-name="T1"> errores: nacemos equipados con lo necesario</text:span><text:span text:style-name="T3"> para realizar el trabajo</text:span><text:span text:style-name="T1">.</text:span><text:span text:style-name="T3">Y lo haremos.</text:span><text:span text:style-name="T6"> </text:span><text:span text:style-name="Strong_20_Emphasis"><text:span text:style-name="T1">Sin fallo.</text:span></text:span></text:p>
      <text:p text:style-name="P1"/>
      <text:p text:style-name="P1">Y al final de la vida,</text:p>
      <text:p text:style-name="P3"><text:span text:style-name="T3">D</text:span>espués<text:span text:style-name="T5"> de haber vivido una larga vida,</text:span> de haber aprendido, explorado<text:span text:style-name="T3">; </text:span>aun despues de acumular conocimientos a lo largo de un siglo de experiencias, es probable que aún no sepamos con certeza qué ha sido todo esto.<text:line-break/>No sabremos del todo qué es la vida, ni por qué estamos aquí.</text:p>
      <text:p text:style-name="P6"/>
      <text:p text:style-name="P5">Eso nos revela algo importante:<text:line-break/><text:span text:style-name="Strong_20_Emphasis">no necesitamos comprenderlo todo para cumplir con nuestra misión.</text:span><text:line-break/>No necesitamos tener respuestas exactas para vivir de forma plena y significativa.</text:p>
      <text:p text:style-name="P5">Podemos atravesar la vida, cumplir nuestros propósitos, experimentar amor, belleza, alegría —incluso saborear la felicidad— aun sin saber exactamente lo que sucede.</text:p>
      <text:p text:style-name="P9"/>
      <text:p text:style-name="P9">Pero hay algo en nosotros que no se conforma con eso.<text:line-break/>Nos gusta saber.<text:span text:style-name="T7"> </text:span>Queremos entender.<text:span text:style-name="T7"> </text:span>Buscamos incansablemente respuestas.<text:line-break/>Deseamos desvelar cada secreto, comprender los misterios que nos rodean, ponerle nombre a todo lo desconocido.</text:p>
      <text:p text:style-name="P18">Esa búsqueda es noble, pero también difícil.<text:line-break/>Comprender requiere un <text:span text:style-name="T4">gran </text:span>esfuerzo, y no solo por la complejidad de la realidad externa. </text:p>
      <text:p text:style-name="P18">Parte del desafío está dentro de nosotros:<text:line-break/>en la forma en que pensamos.</text:p>
      <text:p text:style-name="P9">Nuestra mente ha sido diseñada para actuar con eficacia, no necesariamente para conocer con precisión.<text:line-break/>Está afinada para lo urgente, para lo práctico, para lo vital.<text:line-break/>Y aunque eso la hace poderosa para resolver problemas concretos, también puede volverla vulnerable cuando se enfrenta a verdades abstractas o complejas.</text:p>
      <text:p text:style-name="P9"><text:line-break/>A veces ve lo que quiere ver. </text:p>
      <text:p text:style-name="P9">A veces completa huecos con ilusiones. </text:p>
      <text:p text:style-name="P9">A veces distorsiona, inventa, interpreta.</text:p>
      <text:p text:style-name="P31">Por eso, antes de seguir adelante, vale la pena hacer una pausa y observar cómo pensamos.</text:p>
      <text:p text:style-name="P31"><text:line-break/>Este capítulo no busca dar respuestas definitivas ni hacer un tratado sobre la mente humana.<text:line-break/><text:soft-page-break/>Solo queremos señalar algunas piezas clave del proceso de razonamiento, y entender cómo ciertos elementos pueden crear confusión o distorsionar lo que percibimos como verdad.</text:p>
      <text:p text:style-name="P9">Y entre esos elementos, uno de los más fascinantes y peligrosos es la imaginación.</text:p>
      <text:p text:style-name="P7">Empecemos por ahí.</text:p>
      <text:p text:style-name="Horizontal_20_Line"/>
      <text:p text:style-name="Text_20_body"/>
      <text:p text:style-name="Text_20_body"/>
      <text:p text:style-name="P20">Imaginacion y razonamiento.</text:p>
      <text:p text:style-name="Text_20_body"/>
      <text:p text:style-name="P19">Para poder razonar, necesitamos un punto de partida.<text:line-break/>Y ese punto de partida no es el conocimiento… es la imaginación.</text:p>
      <text:p text:style-name="P19">Cuando nos enfrentamos a algo que no entendemos del todo —y eso sucede casi todo el tiempo— nuestra mente llena los huecos con ideas inventadas.<text:line-break/>Construimos suposiciones, hipótesis, teorías. Nos imaginamos cómo podrían ser las cosas.<text:line-break/>No importa si esas ideas son ciertas o no. Al principio, lo único importante es que nos permitan empezar a pensar.</text:p>
      <text:p text:style-name="P19">Luego, usando esas ideas imaginarias como base, razonamos:<text:line-break/>deducimos consecuencias, hacemos predicciones, tomamos decisiones.<text:line-break/>Y después, comparamos el resultado con la realidad.</text:p>
      <text:p text:style-name="P19">Si lo que imaginamos nos lleva a conclusiones que no funcionan —si las predicciones fallan, si las decisiones no dan buenos resultados— entonces algo anda mal.<text:line-break/>Eso nos obliga a volver atrás, revisar las hipótesis, corregir lo que no encaja, y volver a intentarlo.</text:p>
      <text:p text:style-name="P19">Este proceso se repite una y otra vez.<text:line-break/>Es un ciclo interminable: imaginar, razonar, comparar con la realidad, ajustar, y volver a imaginar.<text:line-break/>Y gracias a este proceso, nuestras ideas sobre el mundo se van afinando poco a poco, hasta que empiezan a darnos resultados útiles.</text:p>
      <text:p text:style-name="P19">Pero aquí está el punto crucial:<text:line-break/>el hecho de que algo funcione no significa necesariamente que sea cierto.<text:line-break/>La imagen que tenemos de la realidad —por muy útil que sea— podría ser solo una fantasía bien ajustada, un modelo que no describe el mundo tal como es, sino solo lo suficiente como para que podamos movernos dentro de él sin tropezar.</text:p>
      <text:p text:style-name="P19">Así trabaja la mente humana: con modelos aproximados, flexibles, incompletos, y muchas veces imaginarios.<text:line-break/>Y, sorprendentemente, suele ser suficiente.</text:p>
      <text:p text:style-name="P19"/>
      <text:p text:style-name="P19"><text:soft-page-break/>Para ilustrar cómo funciona este proceso, pensemos en una de las preguntas más antiguas de la humanidad:<text:line-break/><text:span text:style-name="Strong_20_Emphasis">¿Qué forma tiene la Tierra?</text:span></text:p>
      <text:p text:style-name="P19">Supongamos que yo nunca he viajado muy lejos, ni he visto mapas, ni tengo instrumentos de medición.<text:line-break/>Miro a mi alrededor, veo el horizonte plano, y llego a una conclusión razonable:<text:line-break/><text:span text:style-name="Strong_20_Emphasis">la Tierra debe ser plana.</text:span> Esa es mi hipótesis inicial.</text:p>
      <text:p text:style-name="P19">A partir de esa idea, puedo construir planes, organizar mi vida, y navegar con cierta seguridad por mi entorno.<text:line-break/>Mientras todo lo que hago funcione, no tengo motivos para cuestionar mi modelo.<text:line-break/>La Tierra seguirá siendo plana para mí… y no pasará nada.</text:p>
      <text:p text:style-name="P19">Pero supongamos ahora que decido embarcarme en una gran expedición: quiero llegar a la India.<text:line-break/>Trazo una ruta hacia el este, y llego. Luego, por curiosidad, intento lo mismo pero navegando hacia el oeste… y también llego.<text:line-break/>Eso no debería pasar si la Tierra fuera realmente plana.</text:p>
      <text:p text:style-name="P19">Aquí aparece el “absurdo”: una contradicción entre mi modelo y la realidad observada.<text:line-break/>Y es esta contradicción la que me obliga a revisar mi hipótesis.</text:p>
      <text:p text:style-name="P19">Así comienza una nueva etapa del razonamiento: abandono la idea de una Tierra plana y me abro a otra posibilidad:<text:line-break/>quizás la Tierra sea redonda.</text:p>
      <text:p text:style-name="P19">Este nuevo modelo explica mejor lo que ocurre y, por lo tanto, lo adopto… hasta que surjan nuevas contradicciones que me obliguen a afinarlo aún más.<text:line-break/>Y así sigue el ciclo: imaginar, razonar, probar, corregir.</text:p>
      <text:p text:style-name="P19">Lo importante es notar que mi primer modelo —aunque falso— fue funcional durante mucho tiempo.<text:line-break/>Me permitió actuar, planificar, sobrevivir.<text:line-break/>Y eso es precisamente lo que hace la mente humana: construye representaciones útiles, aunque no sean necesariamente verdaderas.</text:p>
      <text:p text:style-name="P19"/>
      <text:p text:style-name="Horizontal_20_Line"/>
      <text:p text:style-name="Text_20_body"/>
      <text:p text:style-name="P21"><text:span text:style-name="T12">Conocimiento heredado</text:span>.</text:p>
      <text:p text:style-name="P14"/>
      <text:p text:style-name="P14"/>
      <text:p text:style-name="P15">Cuando no tenemos suficiente información sobre algo, usamos la imaginación para completar los huecos.<text:line-break/>Y esa imaginación no surge de la nada: se alimenta de lo que ya conocemos.<text:line-break/>Combina, adapta y transforma fragmentos de experiencias pasadas para suponer lo que aún no entendemos.</text:p>
      <text:p text:style-name="P15"><text:soft-page-break/>Pero ¿qué pasa al principio, cuando aún no hemos vivido nada?<text:line-break/>Incluso entonces, nuestra mente ya contiene ciertos elementos.<text:line-break/>Al nacer, no traemos conocimientos aprendidos, pero sí llevamos dentro una especie de mapa básico:<text:line-break/>una serie de instrucciones heredadas, instintos que nos ayudan a sobrevivir.</text:p>
      <text:p text:style-name="P15">En capítulos anteriores hablamos de esto: de cómo, al imaginar monstruos o espíritus protectores, en realidad estamos usando reflejos mentales profundamente enraizados.<text:line-break/>También dijimos que la magia —aunque fascinante— no es algo necesario en sí misma, sino una consecuencia natural de estos mecanismos mentales.<text:span text:style-name="T8"> </text:span></text:p>
      <text:p text:style-name="P15"><text:span text:style-name="T8">Un reflejo. </text:span>Un subproducto.</text:p>
      <text:p text:style-name="P15">De la misma manera, nacemos con una colección de ideas preinstaladas que moldean nuestro pensamiento desde el primer momento.</text:p>
      <text:p text:style-name="P15"><text:span text:style-name="T9">Y nos </text:span><text:span text:style-name="T10">acompañaran</text:span><text:span text:style-name="T9"> durante toda la vida.</text:span><text:line-break/>Estas ideas no siempre son evidentes. Están tan profundamente integradas en nuestra forma de ver el mundo que no notamos su presencia.<text:line-break/>Pero están ahí, guiando nuestra atención, despertando emociones, generando certezas… o confusiones.</text:p>
      <text:p text:style-name="P15">Son parte del material con el que construimos nuestras primeras hipótesis sobre el mundo.<text:line-break/>Y como esas hipótesis parten de una base aún muy limitada, es natural que muchas de ellas sean fantasiosas.<text:line-break/>La fantasía no es un error: es un paso necesario.</text:p>
      <text:p text:style-name="P15">Si miramos cómo piensan los niños, vemos esto con claridad.<text:line-break/>En sus primeros años, su mente crea modelos del mundo en los que todo es posible:<text:line-break/>los juguetes hablan, los deseos se cumplen, los héroes vuelan.<text:line-break/>A medida que crecen y ganan experiencia, esos modelos se van ajustando, volviéndose más realistas.<text:line-break/>Pero la fantasía nunca desaparece del todo.</text:p>
      <text:p text:style-name="P15"/>
      <text:p text:style-name="Horizontal_20_Line"/>
      <text:p text:style-name="Text_20_body"/>
      <text:p text:style-name="P22"><text:span text:style-name="T13">Instinto</text:span>.</text:p>
      <text:p text:style-name="P27"/>
      <text:p text:style-name="P28">El instinto orienta nuestros pensamientos y nuestras acciones hacia aquello que “debemos” hacer, desde la lógica de la supervivencia. </text:p>
      <text:p text:style-name="P28">Es una fuerza heredada, construida durante millones de años de evolución, que actúa de forma automática, rápida e inconsciente. </text:p>
      <text:p text:style-name="P28">No solo nos transmite conocimiento en forma de reflejos o predisposiciones, sino que también moldea nuestra experiencia a través de sustancias químicas generadas por el cerebro, como la adrenalina, la dopamina o la oxitocina, que despiertan impulsos, miedos o apegos.</text:p>
      <text:p text:style-name="P28"><text:soft-page-break/>Muchas de nuestras ideas, decisiones y percepciones no son racionales ni deliberadas: surgen desde el instinto. </text:p>
      <text:p text:style-name="P28">Por ejemplo:</text:p>
      <text:list xml:id="list3907173802" text:style-name="L1">
        <text:list-item>
          <text:p text:style-name="P37"><text:span text:style-name="Strong_20_Emphasis">La repulsión hacia ciertos olores</text:span> (como el de la descomposición) está profundamente ligada a la necesidad de evitar enfermedades.</text:p>
        </text:list-item>
        <text:list-item>
          <text:p text:style-name="P37"><text:span text:style-name="Strong_20_Emphasis">El miedo a las serpientes o arañas</text:span> es común incluso en personas que nunca han tenido contacto con ellas. Es un temor ancestral.</text:p>
        </text:list-item>
        <text:list-item>
          <text:p text:style-name="P37"><text:span text:style-name="Strong_20_Emphasis">La atracción física</text:span> se guía por rasgos asociados a la fertilidad o la salud, más que por afinidades profundas o ideales conscientes.</text:p>
        </text:list-item>
        <text:list-item>
          <text:p text:style-name="P37"><text:span text:style-name="Strong_20_Emphasis">La tendencia a formar grupos y a desconfiar del "otro"</text:span> (de lo diferente, lo desconocido) también responde a un mecanismo de protección ancestral.</text:p>
        </text:list-item>
      </text:list>
      <text:p text:style-name="P28">Estos impulsos automáticos y no razonados tienen un valor adaptativo. Pero al mismo tiempo, <text:span text:style-name="Strong_20_Emphasis">restringen nuestra libertad de pensamiento</text:span>. </text:p>
      <text:p text:style-name="P28">Nos hacen actuar y juzgar sin pensar. Nos empujan hacia respuestas simples, rápidas, eficaces para sobrevivir, pero no necesariamente verdaderas o justas. </text:p>
      <text:p text:style-name="P28">Por ejemplo:</text:p>
      <text:list xml:id="list3817878001" text:style-name="L2">
        <text:list-item>
          <text:p text:style-name="P38">Podemos <text:span text:style-name="Strong_20_Emphasis">rechazar una idea simplemente porque nos incomoda emocionalmente</text:span>, no porque sea errónea.</text:p>
        </text:list-item>
        <text:list-item>
          <text:p text:style-name="P38">Podemos <text:span text:style-name="Strong_20_Emphasis">sentir miedo de cambiar de opinión</text:span>, porque el cambio implica incertidumbre, y el instinto asocia la incertidumbre con peligro.</text:p>
        </text:list-item>
        <text:list-item>
          <text:p text:style-name="P38">Podemos <text:span text:style-name="Strong_20_Emphasis">asociar la belleza con el bien y lo desagradable con lo malo</text:span>, cuando en realidad la ética no tiene que ver con la estética.</text:p>
        </text:list-item>
      </text:list>
      <text:p text:style-name="P28">De esta forma, el instinto <text:span text:style-name="Strong_20_Emphasis">acota el espacio mental</text:span> en el que nuestras ideas pueden moverse. </text:p>
      <text:p text:style-name="P28">Pensamos que somos libres al elegir, pero en muchos casos lo que estamos haciendo es obedecer impulsos que ni siquiera reconocemos como tales.</text:p>
      <text:p text:style-name="P28">El instinto también puede <text:span text:style-name="Strong_20_Emphasis">distorsionar nuestra percepción de la realidad</text:span>. </text:p>
      <text:p text:style-name="P28">Nos hace ver lo que queremos ver, o lo que necesitamos ver para sentirnos seguros, amados, importantes, aceptados. Puede hacernos rechazar evidencias que contradicen nuestras creencias más profundas, porque reconocerlas activaría respuestas de dolor, amenaza o vergüenza.</text:p>
      <text:p text:style-name="P28"/>
      <text:p text:style-name="Horizontal_20_Line"/>
      <text:p text:style-name="Text_20_body"/>
      <text:p text:style-name="P23"><text:span text:style-name="T14">Patrones </text:span><text:span text:style-name="T11">lógicos.</text:span></text:p>
      <text:p text:style-name="P16"/>
      <text:p text:style-name="P17"><text:soft-page-break/>El conocimiento heredado y el instinto nos ayudan a pensar de forma rápida y efectiva.<text:line-break/>Nos orientan hacia soluciones útiles sin perdernos en el mar infinito de posibilidades.<text:line-break/>Guiar así el pensamiento tiene ventajas: acorta tiempos, mejora resultados y nos permite responder con agilidad a lo que necesitamos para vivir.<text:line-break/>Pero también impone límites.</text:p>
      <text:p text:style-name="P17">Al dirigir nuestra atención solo hacia lo que parece útil o familiar, nos volvemos menos capaces de comprender lo desconocido.<text:line-break/>Y aunque esos límites pueden ser necesarios, también reducen nuestra libertad de pensamiento, nuestro campo de acción y nuestra visión de la realidad.</text:p>
      <text:p text:style-name="P17">Pero este no es el único factor que puede desorientarnos.<text:line-break/>Existe otro, igual de poderoso y sutil: la forma en que nuestro cerebro procesa la información.</text:p>
      <text:p text:style-name="P17">Nuestras neuronas trabajan comparando patrones.<text:line-break/>Esencialmente, eso es lo que hacen.</text:p>
      <text:p text:style-name="P17">En capítulos anteriores hablamos de los patrones cuando exploramos la idea de los monstruos.<text:line-break/>Un patrón puede entenderse como una descripción general, muchas veces incompleta, pero que capta ciertos rasgos distintivos.<text:line-break/>Si algo encaja en ese molde, lo reconocemos como parte de una categoría.</text:p>
      <text:p text:style-name="P17">Por ejemplo, si algo tiene cuatro ruedas, un motor de gasolina, una estructura metálica y cierto tamaño, lo identificamos como un “automóvil”.<text:line-break/>No importa la marca, el color o el diseño: el patrón se adapta.<text:line-break/>Y gracias a este sistema, podemos identificar de inmediato un coche, incluso si nunca hemos visto ese modelo en particular.</text:p>
      <text:p text:style-name="P17">Esta habilidad nos da una enorme ventaja.<text:line-break/>La comparación de patrones es lo que hace que nuestro pensamiento sea rápido, flexible, y sorprendentemente eficaz.<text:line-break/>Podemos reconocer un objeto con solo una silueta parcial.<text:line-break/>La sombra de un tigre entre los árboles, el sonido del agua cayendo, el aroma del café caliente:<text:line-break/>en milésimas de segundo, nuestra mente traduce esas señales en imágenes, emociones, decisiones.</text:p>
      <text:p text:style-name="P17">Conectar sensaciones, recuerdos e ideas en una fracción de segundo… ese es uno de los mayores logros del cerebro humano.</text:p>
      <text:p text:style-name="P17">Y sin embargo, esta misma cualidad también puede llevarnos a error.<text:line-break/>Porque trabajamos con modelos incompletos.<text:line-break/>Nuestros pensamientos se basan en información parcial.<text:line-break/>Y esa información puede ser exacta… o no.</text:p>
      <text:p text:style-name="P17">Imaginemos a un navegante, en alta mar, que de pronto capta una silueta por el rabillo del ojo.<text:line-break/>No sabe bien qué ha visto, pero de inmediato siente miedo.<text:line-break/>¿Un monstruo?</text:p>
      <text:p text:style-name="P17"><text:soft-page-break/>Da la alarma.<text:line-break/>Sus compañeros le piden una descripción. Le piden que lo dibuje.</text:p>
      <text:p text:style-name="P17">Y él lo hace.<text:line-break/>Con toda honestidad, dibuja una enorme serpiente marina, con colmillos inmensos y una boca capaz de partir el barco.<text:line-break/>No está mintiendo. Eso es lo que su mente le mostró. Eso es lo que sintió.</text:p>
      <text:p text:style-name="P17">Hoy, siglos después, nos preguntamos si realmente lo vio… o si lo imaginó.<text:line-break/>¿Fue una criatura real? ¿O fue una ilusión, construida con fragmentos sueltos de miedo y memoria?</text:p>
      <text:p text:style-name="P17">No podemos saberlo.<text:line-break/>Porque en nuestro sistema de pensamiento, ambas cosas son posibles.</text:p>
      <text:p text:style-name="P17"/>
      <text:p text:style-name="Horizontal_20_Line"/>
      <text:p text:style-name="Text_20_body"/>
      <text:p text:style-name="P24"><text:span text:style-name="T16">Lo que somos</text:span><text:span text:style-name="T11">.</text:span></text:p>
      <text:p text:style-name="Text_20_body"/>
      <text:p text:style-name="P29">Nuestra propia naturaleza también condiciona lo que pensamos.</text:p>
      <text:p text:style-name="P29">Tenemos dos manos, y disfrutamos usarlas para construir cosas.<text:line-break/>Tenemos dos piernas, y caminamos sobre la tierra.<text:line-break/>No volamos como los pájaros, ni nadamos como los peces en las profundidades del océano.</text:p>
      <text:p text:style-name="P29">Estas características no solo definen cómo vivimos, también influyen en cómo imaginamos.<text:line-break/>Por ejemplo, muchas personas creen que, después de la muerte, su espíritu vivirá para siempre.<text:line-break/>La idea de una vida eterna es reconfortante.<text:line-break/>¿Pero cómo imaginamos ese “vivir para siempre”?</text:p>
      <text:p text:style-name="P29">Probablemente haciendo cosas que nos resultan agradables:<text:line-break/>tomando el té con galletas dulces sobre una mesa con <text:span text:style-name="T15">un </text:span>mantel a cuadros,<text:line-break/>paseando por un centro comercial,<text:line-break/>jugando al tenis,<text:line-break/>pintando una puesta de sol al óleo.</text:p>
      <text:p text:style-name="P29">Imaginamos la eternidad como una extensión de nuestra vida actual.<text:line-break/>Haciendo lo que nos gusta hacer.<text:line-break/>Porque somos humanos. Y pensamos como humanos.</text:p>
      <text:p text:style-name="P29">Ahora imaginemos, por un momento, cómo sería la vida eterna para una serpiente.<text:line-break/>¿Qué cosas le interesarían?<text:line-break/>No lo sé, porque no soy una serpiente.<text:line-break/>Pero dudo que tomar el té, ir de compras, jugar al tenis o pintar paisajes estén en su lista de deseos.</text:p>
      <text:p text:style-name="P29"><text:soft-page-break/>Tampoco imagino a un pez, un pájaro o una hormiga soñando con esas actividades.<text:line-break/>Quizás una hormiga preferiría pasar la eternidad cavando túneles.</text:p>
      <text:p text:style-name="P29">Lo que quiero decir es que no pensamos con total libertad.<text:line-break/>Nuestra forma de ser —nuestro cuerpo, nuestros sentidos, nuestras emociones— guía lo que imaginamos.<text:line-break/>Y todo lo que pensamos está, en última instancia, limitado por lo que somos.</text:p>
      <text:p text:style-name="P29"/>
      <text:p text:style-name="Horizontal_20_Line"/>
      <text:p text:style-name="Text_20_body"/>
      <text:p text:style-name="P25"><text:span text:style-name="T16">L</text:span><text:span text:style-name="T17">a necesidad como filtro del pensamiento</text:span><text:span text:style-name="T11">.</text:span></text:p>
      <text:p text:style-name="Text_20_body"/>
      <text:p text:style-name="P30">Las necesidades humanas no solo motivan nuestras acciones, también moldean nuestra manera de pensar y de percibir la realidad. No somos observadores imparciales del mundo: vemos lo que necesitamos ver, y muchas veces, lo que no necesitamos oír, simplemente no lo escuchamos.</text:p>
      <text:p text:style-name="P30">Estas necesidades pueden dividirse en dos grandes categorías: las físicas y las espirituales o emocionales. Las necesidades físicas —como alimentarse, descansar o protegerse del peligro— son inmediatas y evidentes. Pero las necesidades más profundas y menos visibles, como sentirnos valorados, conservar la esperanza, sostener una visión coherente de nosotros mismos, o creer que nuestra vida tiene un propósito, también tienen un peso inmenso sobre nuestro pensamiento.</text:p>
      <text:p text:style-name="P30">Dependiendo de qué necesidades estén más activas o insatisfechas, cambia nuestro foco de atención. Así, no todos se interesan por los mismos temas ni prestan atención a las mismas preguntas. Para alguien que necesita sentirse seguro, las ideas que ponen en duda sus creencias fundamentales pueden ser amenazantes. Para quien necesita sentirse especial o correcto, aceptar que se ha equivocado puede ser doloroso. En esos casos, la mente tiende a rechazar la información que contradice esa necesidad, incluso aunque sea razonable o verdadera.</text:p>
      <text:p text:style-name="P30">Por eso, nuestras necesidades pueden actuar como filtros que distorsionan la percepción: no vemos la realidad tal cual es, sino adaptada a lo que podemos soportar o a lo que necesitamos creer. A veces, incluso, estos filtros nos impiden reconocer nuestros propios errores o limitaciones, no por malicia, sino por protección.</text:p>
      <text:p text:style-name="P30">Esto no significa que sea imposible pensar con claridad, pero sí implica que la claridad requiere de un esfuerzo activo por ver más allá de uno mismo. Requiere preguntarse: ¿lo que pienso es realmente cierto, o solo me resulta conveniente? ¿Estoy buscando la verdad, o solo buscando sentirme mejor?</text:p>
      <text:p text:style-name="P30"/>
      <text:p text:style-name="Horizontal_20_Line"/>
      <text:p text:style-name="Text_20_body"/>
      <text:p text:style-name="Text_20_body"/>
      <text:p text:style-name="Text_20_body"><text:soft-page-break/></text:p>
      <text:p text:style-name="P30"/>
      <text:p text:style-name="P26"><text:span text:style-name="T18">Condicionantes</text:span><text:span text:style-name="T17"> del pensamiento</text:span><text:span text:style-name="T11">.</text:span></text:p>
      <text:p text:style-name="P30"/>
      <text:p text:style-name="Text_20_body">La pregunta que nos planteamos al comenzar este laboratorio fue: <text:span text:style-name="Emphasis">¿por qué nos cuesta ver la realidad con claridad?</text:span></text:p>
      <text:p text:style-name="Text_20_body">Ya hemos explorado algunas posibles respuestas: el conocimiento heredado, los instintos, las necesidades personales, los patrones de pensamiento lógico, e incluso nuestra propia naturaleza. Hemos visto cómo, en última instancia, es nuestra imaginación la que termina dando forma a lo que nuestros ojos creen ver.</text:p>
      <text:p text:style-name="P13">Todo esto nos ayuda a comprender que cometer errores de percepción no solo es posible, sino inevitable. </text:p>
      <text:p text:style-name="P13">Y es precisamente al reconocer nuestras limitaciones que podemos empezar a valorar mejor cómo, con el tiempo, nuestra comprensión del universo puede volverse más precisa y profunda.</text:p>
      <text:p text:style-name="P13">Pero los obstáculos que afectan nuestra libertad de pensamiento no se limitan a los que ya hemos mencionado. Existen muchos más. </text:p>
      <text:p text:style-name="P13">A continuación, presento una clasificación tentativa de algunos de estos condicionantes del pensamiento, organizada en siete grandes categorías. Esta lista, por supuesto, no es exhaustiva, pero puede servir como punto de partida para comenzar a entender la complejidad y las trampas de nuestra propia mente.</text:p>
      <text:p text:style-name="P13"/>
      <text:p text:style-name="P13"/>
      <text:p text:style-name="P12"/>
      <text:h text:style-name="P10" text:outline-level="3">🔹 <text:span text:style-name="Strong_20_Emphasis">1. Condicionantes instintivos / biológicos</text:span></text:h>
      <text:p text:style-name="P13">Impulsos automáticos basados en la evolución, que muchas veces actúan sin nuestra conciencia.</text:p>
      <text:list xml:id="list4241850381" text:style-name="L3">
        <text:list-item>
          <text:p text:style-name="P39"><text:span text:style-name="Strong_20_Emphasis">Asociamos lo bello con lo bueno:</text:span> “Si es bonito, debe ser correcto o confiable.” (ej. una persona atractiva nos parece más confiable).</text:p>
        </text:list-item>
        <text:list-item>
          <text:p text:style-name="P39"><text:span text:style-name="Strong_20_Emphasis">El miedo indica peligro real:</text:span> “Si me asusta, debe ser malo.” (ej. temer lo desconocido solo por serlo).</text:p>
        </text:list-item>
        <text:list-item>
          <text:p text:style-name="P39"><text:span text:style-name="Strong_20_Emphasis">Lo familiar es seguro:</text:span> “Siempre se hizo así.” (ej. desconfiar de una nueva tecnología).</text:p>
        </text:list-item>
        <text:list-item>
          <text:p text:style-name="P39"><text:span text:style-name="Strong_20_Emphasis">Lo que duele debe evitarse:</text:span> evitamos pensamientos o ideas que generan incomodidad física o emocional.</text:p>
        </text:list-item>
        <text:list-item>
          <text:p text:style-name="P39"><text:span text:style-name="Strong_20_Emphasis">Imitamos al grupo:</text:span> nos alineamos con la mayoría sin pensar (efecto manada).</text:p>
        </text:list-item>
        <text:list-item>
          <text:p text:style-name="P39"><text:span text:style-name="Strong_20_Emphasis">El que impone domina:</text:span> confundimos agresividad con liderazgo o autoridad.</text:p>
        </text:list-item>
      </text:list>
      <text:p text:style-name="P11"><text:soft-page-break/></text:p>
      <text:h text:style-name="P10" text:outline-level="3">🔹 <text:span text:style-name="Strong_20_Emphasis">2. Condicionantes perceptuales / sensoriales</text:span></text:h>
      <text:p text:style-name="P13">Limitaciones de nuestros sentidos y mecanismos de percepción.</text:p>
      <text:list xml:id="list1041385505" text:style-name="L4">
        <text:list-item>
          <text:p text:style-name="P40"><text:span text:style-name="Strong_20_Emphasis">Sentidos limitados:</text:span> no vemos radiación, ultrasonidos, ni detectamos campos magnéticos como otros animales.</text:p>
        </text:list-item>
        <text:list-item>
          <text:p text:style-name="P40"><text:span text:style-name="Strong_20_Emphasis">La mente completa lo que no ve:</text:span> vemos caras en las nubes (pareidolia).</text:p>
        </text:list-item>
        <text:list-item>
          <text:p text:style-name="P40"><text:span text:style-name="Strong_20_Emphasis">Contexto altera percepción:</text:span> una línea puede parecer más larga según su entorno (ilusiones ópticas).</text:p>
        </text:list-item>
        <text:list-item>
          <text:p text:style-name="P40"><text:span text:style-name="Strong_20_Emphasis">Conflicto sensorial:</text:span> un sonido puede hacernos “ver” algo distinto (efecto McGurk).</text:p>
        </text:list-item>
        <text:list-item>
          <text:p text:style-name="P40"><text:span text:style-name="Strong_20_Emphasis">Focalización:</text:span> prestamos atención selectiva y perdemos el resto (ej. “experimento del gorila invisible”).</text:p>
        </text:list-item>
      </text:list>
      <text:p text:style-name="P11"/>
      <text:h text:style-name="P10" text:outline-level="3">🔹 <text:span text:style-name="Strong_20_Emphasis">3. Condicionantes psicológicos / emocionales</text:span></text:h>
      <text:p text:style-name="P13">Derivan de nuestras emociones, mecanismos de defensa y necesidades del ego.</text:p>
      <text:list xml:id="list3704779655" text:style-name="L5">
        <text:list-item>
          <text:p text:style-name="P41"><text:span text:style-name="Strong_20_Emphasis">Negación del error propio:</text:span> “Yo no me equivoco.”</text:p>
        </text:list-item>
        <text:list-item>
          <text:p text:style-name="P41"><text:span text:style-name="Strong_20_Emphasis">Deseo que algo sea cierto:</text:span> creemos lo que nos conviene emocionalmente.</text:p>
        </text:list-item>
        <text:list-item>
          <text:p text:style-name="P41"><text:span text:style-name="Strong_20_Emphasis">Proyección:</text:span> atribuimos a otros lo que sentimos o tememos.</text:p>
        </text:list-item>
        <text:list-item>
          <text:p text:style-name="P41"><text:span text:style-name="Strong_20_Emphasis">Pensamiento-emoción-facto:</text:span> “Si me enoja, debe ser injusto.”</text:p>
        </text:list-item>
        <text:list-item>
          <text:p text:style-name="P41"><text:span text:style-name="Strong_20_Emphasis">Disonancia cognitiva:</text:span> ajustamos nuestras creencias para reducir el malestar interno.</text:p>
        </text:list-item>
      </text:list>
      <text:p text:style-name="P11"/>
      <text:h text:style-name="P10" text:outline-level="3">🔹 <text:span text:style-name="Strong_20_Emphasis">4. Condicionantes culturales / sociales</text:span></text:h>
      <text:p text:style-name="P13">Normas, valores y estructuras que adoptamos sin analizar.</text:p>
      <text:list xml:id="list3685436227" text:style-name="L6">
        <text:list-item>
          <text:p text:style-name="P42"><text:span text:style-name="Strong_20_Emphasis">Lo cree todo el mundo:</text:span> “Debe ser cierto.” (efecto de mayoría).</text:p>
        </text:list-item>
        <text:list-item>
          <text:p text:style-name="P42"><text:span text:style-name="Strong_20_Emphasis">La autoridad no se cuestiona:</text:span> obedecemos sin pensar.</text:p>
        </text:list-item>
        <text:list-item>
          <text:p text:style-name="P42"><text:span text:style-name="Strong_20_Emphasis">Roles de género / edad / clase:</text:span> “Eso no es propio de una mujer/un niño/un pobre.”</text:p>
        </text:list-item>
        <text:list-item>
          <text:p text:style-name="P42"><text:span text:style-name="Strong_20_Emphasis">Lo legal es lo moral:</text:span> confundimos ley con ética.</text:p>
        </text:list-item>
        <text:list-item>
          <text:p text:style-name="P42"><text:span text:style-name="Strong_20_Emphasis">El prestigio otorga verdad:</text:span> si lo dice alguien famoso, debe ser verdad.</text:p>
        </text:list-item>
      </text:list>
      <text:p text:style-name="P11"/>
      <text:h text:style-name="P10" text:outline-level="3">🔹 <text:span text:style-name="Strong_20_Emphasis">5. Condicionantes personales / motivacionales</text:span></text:h>
      <text:p text:style-name="P13">Nacidos de nuestras metas, deseos, temores o identidad.</text:p>
      <text:list xml:id="list3591839720" text:style-name="L7">
        <text:list-item>
          <text:p text:style-name="P43"><text:soft-page-break/><text:span text:style-name="Strong_20_Emphasis">Veo lo que quiero ver:</text:span> filtro selectivo.</text:p>
        </text:list-item>
        <text:list-item>
          <text:p text:style-name="P43"><text:span text:style-name="Strong_20_Emphasis">Rechazo lo que amenaza mi identidad:</text:span> negamos verdades incómodas.</text:p>
        </text:list-item>
        <text:list-item>
          <text:p text:style-name="P43"><text:span text:style-name="Strong_20_Emphasis">Deseo = derecho:</text:span> “Lo quiero, luego lo merezco.”</text:p>
        </text:list-item>
        <text:list-item>
          <text:p text:style-name="P43"><text:span text:style-name="Strong_20_Emphasis">Conveniencia personal:</text:span> creemos lo que favorece nuestros intereses.</text:p>
        </text:list-item>
        <text:list-item>
          <text:p text:style-name="P43"><text:span text:style-name="Strong_20_Emphasis">Busco sentido donde no lo hay:</text:span> preferimos explicaciones falsas a la incertidumbre.</text:p>
        </text:list-item>
      </text:list>
      <text:p text:style-name="P11"/>
      <text:h text:style-name="P10" text:outline-level="3">🔹 <text:span text:style-name="Strong_20_Emphasis">6. Condicionantes lógicos / cognitivos</text:span></text:h>
      <text:p text:style-name="P13">Errores en el razonamiento, muchas veces sutiles y difíciles de detectar.</text:p>
      <text:list xml:id="list2048382924" text:style-name="L8">
        <text:list-item>
          <text:p text:style-name="P44"><text:span text:style-name="Strong_20_Emphasis">Post hoc ergo propter hoc:</text:span> “Si A ocurrió antes que B, A causó B.”</text:p>
        </text:list-item>
        <text:list-item>
          <text:p text:style-name="P44"><text:span text:style-name="Strong_20_Emphasis">Falso dilema:</text:span> blanco o negro<text:span text:style-name="T19">, pensamiento binario</text:span>, sin matices.</text:p>
        </text:list-item>
        <text:list-item>
          <text:p text:style-name="P44"><text:span text:style-name="Strong_20_Emphasis">Confundimos correlación con causalidad:</text:span><text:span text:style-name="T19"> dos cosas pasan juntas, creemos que una causa la otra</text:span>.</text:p>
        </text:list-item>
        <text:list-item>
          <text:p text:style-name="P44"><text:span text:style-name="Strong_20_Emphasis">Exceso de simplificación:</text:span> lo complejo se reduce a una sola causa.</text:p>
        </text:list-item>
        <text:list-item>
          <text:p text:style-name="P44"><text:span text:style-name="Strong_20_Emphasis">Representatividad mental:</text:span> creemos en estereotipos (ej. “un programador debe parecer nerd”).</text:p>
        </text:list-item>
        <text:list-item>
          <text:p text:style-name="P44"><text:span text:style-name="Strong_20_Emphasis">Confianza excesiva en patrones:</text:span> vemos relaciones donde no las hay (apofenia).</text:p>
        </text:list-item>
      </text:list>
      <text:p text:style-name="P11"/>
      <text:h text:style-name="P10" text:outline-level="3">🔹 <text:span text:style-name="Strong_20_Emphasis">7. Condicionantes lingüísticos / simbólicos</text:span></text:h>
      <text:p text:style-name="P13">El lenguaje y los símbolos que usamos también moldean el pensamiento.</text:p>
      <text:list xml:id="list3393541941" text:style-name="L9">
        <text:list-item>
          <text:p text:style-name="P45"><text:span text:style-name="Strong_20_Emphasis">Palabras que ocultan realidades:</text:span> “daño colateral” en vez de “muerte de civiles”.</text:p>
        </text:list-item>
        <text:list-item>
          <text:p text:style-name="P45"><text:span text:style-name="Strong_20_Emphasis">El lenguaje determina el pensamiento:</text:span> ciertas culturas no tienen palabras para “izquierda” o “futuro”.</text:p>
        </text:list-item>
        <text:list-item>
          <text:p text:style-name="P45"><text:span text:style-name="Strong_20_Emphasis">Etiqueta = realidad:</text:span> si llamamos a algo “progreso”, asumimos que es bueno.</text:p>
        </text:list-item>
        <text:list-item>
          <text:p text:style-name="P45"><text:span text:style-name="Strong_20_Emphasis">El marco conceptual moldea la idea:</text:span> no es lo mismo decir “impuestos” que “contribución social”.</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36"/>
      <text:p text:style-name="P47">A lo largo de este capítulo, Elara ha tomado decisiones y formado juicios que, aunque comprensibles, no siempre fueron acertados.</text:p>
      <text:p text:style-name="P47"/>
      <text:p text:style-name="P47"/>
      <text:p text:style-name="P47">🔹<text:span text:style-name="Strong_20_Emphasis"><text:span text:style-name="T20">Ha c</text:span></text:span><text:span text:style-name="Strong_20_Emphasis">re</text:span><text:span text:style-name="Strong_20_Emphasis"><text:span text:style-name="T20">ido</text:span></text:span><text:span text:style-name="Strong_20_Emphasis"> que la niña, Omhistrine, e</text:span><text:span text:style-name="Strong_20_Emphasis"><text:span text:style-name="T20">ra</text:span></text:span><text:span text:style-name="Strong_20_Emphasis"> buena e inocente.</text:span><text:line-break/>Basándose únicamente en su apariencia: su juventud, belleza y dulzura.<text:line-break/><text:span text:style-name="Emphasis">Asocia</text:span><text:span text:style-name="Emphasis"><text:span text:style-name="T20">ndo</text:span></text:span><text:span text:style-name="Emphasis"> lo bello con lo bueno</text:span>: <text:span text:style-name="T20">porque </text:span>tendemos a pensar que si alguien es físicamente atractivo, también es confiable o moralmente correcto.</text:p>
      <text:p text:style-name="P47"/>
      <text:p text:style-name="P47">🔹<text:span text:style-name="Strong_20_Emphasis"><text:span text:style-name="T20">Ha c</text:span></text:span><text:span text:style-name="Strong_20_Emphasis">r</text:span><text:span text:style-name="Strong_20_Emphasis"><text:span text:style-name="T20">eido</text:span></text:span><text:span text:style-name="Strong_20_Emphasis"> que la vendedora de pan, Grendha, e</text:span><text:span text:style-name="Strong_20_Emphasis"><text:span text:style-name="T20">ra</text:span></text:span><text:span text:style-name="Strong_20_Emphasis"> malvada.</text:span><text:line-break/>Solo porque varias personas en el pueblo lo <text:span text:style-name="T20">han </text:span>dic<text:span text:style-name="T20">ho</text:span>.</text:p>
      <text:p text:style-name="P47"><text:span text:style-name="Emphasis"><text:span text:style-name="T20">Suponiendo que si l</text:span></text:span><text:span text:style-name="Emphasis">o cree todo el mundo debe ser cierto</text:span>: <text:span text:style-name="T20">porque </text:span>aceptamos creencias compartidas sin analizarlas (efecto de mayoría).</text:p>
      <text:p text:style-name="P47"><text:span text:style-name="Emphasis"><text:span text:style-name="T20">E i</text:span></text:span><text:span text:style-name="Emphasis">mita</text:span><text:span text:style-name="Emphasis"><text:span text:style-name="T21">ndo</text:span></text:span><text:span text:style-name="Emphasis"> al grupo</text:span>: <text:span text:style-name="T21">porque tendemos a seguir</text:span> la opinión mayoritaria sin cuestionarla (efecto manada).</text:p>
      <text:p text:style-name="P47"/>
      <text:p text:style-name="P47"><text:span text:style-name="Strong_20_Emphasis">🔹Cree que el vendedor de antigüedades es malvado.</text:span><text:line-break/>Porque le recuerda a alguien que conoció y le hizo daño.<text:line-break/><text:span text:style-name="Emphasis">Proyec</text:span><text:span text:style-name="Emphasis"><text:span text:style-name="T21">tando en el la imagen de otra persona</text:span></text:span>: <text:span text:style-name="T21">porque podemos </text:span>atribui<text:span text:style-name="T21">r</text:span> a otros emociones o recuerdos que en realidad están en nosotros.<text:line-break/>y<text:span text:style-name="T21"> porque tendemos a </text:span>clasifica<text:span text:style-name="T21">r</text:span> rápidamente basándonos en estereotipos, sin evidencia real.</text:p>
      <text:p text:style-name="P47"/>
      <text:p text:style-name="P47"><text:span text:style-name="Strong_20_Emphasis">🔹Cree que Omhistrine tiene el poder sobrenatural de teletransportarse.</text:span><text:line-break/>Porque eso <text:span text:style-name="Emphasis">cree haber visto</text:span>, aunque no tiene pruebas sólidas.<text:line-break/><text:span text:style-name="Emphasis"><text:span text:style-name="T22">C</text:span></text:span><text:span text:style-name="Emphasis">ompleta</text:span><text:span text:style-name="Emphasis"><text:span text:style-name="T22">ndo con su mente</text:span></text:span><text:span text:style-name="Emphasis"> lo que no </text:span><text:span text:style-name="Emphasis"><text:span text:style-name="T22">ha visto</text:span></text:span>: <text:span text:style-name="T22">porque </text:span>nuestro cerebro no registra la realidad como una cámara, sino que la reconstruye, a veces equivocándose. <text:span text:style-name="T22">Y c</text:span>uando algo nos desconcierta visualmente, tendemos a llenar los huecos con explicaciones extraordinarias.</text:p>
      <text:p text:style-name="P46"/>
      <text:p text:style-name="P46"><text:span text:style-name="Strong_20_Emphasis">🔹Cree que elegir el camino más corto es la forma más rápida de llegar al destino.</text:span><text:line-break/><text:span text:style-name="Emphasis"><text:span text:style-name="T22">S</text:span></text:span><text:span text:style-name="Emphasis">implifica</text:span><text:span text:style-name="Emphasis"><text:span text:style-name="T22">ndo el problema excesivamente</text:span></text:span></text:p>
      <text:p text:style-name="P47"><text:span text:style-name="Emphasis"/></text:p>
      <text:p text:style-name="P47"><text:span text:style-name="Emphasis"/></text:p>
      <text:p text:style-name="P47"><text:span text:style-name="Emphasis"/></text:p>
      <text:p text:style-name="P47"><text:span text:style-name="Emphasis"/></text:p>
      <text:p text:style-name="P47"><text:soft-page-break/><text:span text:style-name="Emphasis"/></text:p>
      <text:p text:style-name="P47"><text:span text:style-name="Emphasis"/></text:p>
      <text:p text:style-name="P36"/>
      <text:p text:style-name="P36"/>
      <text:p text:style-name="P47"/>
      <text:h text:style-name="P32" text:outline-level="2">Los condicionantes del pensamiento: límites invisibles de la razón</text:h>
      <text:p text:style-name="P47">El pensamiento humano, lejos de ser una herramienta neutral y autónoma, está profundamente influido por múltiples condicionantes que, en muchos casos, operan fuera de nuestro control consciente. Estos filtros y distorsiones actúan como lentes a través de las cuales interpretamos la realidad, a menudo sin ser plenamente conscientes de su existencia. Comprenderlos no solo es una tarea crítica para la filosofía y la ciencia, sino también una vía para liberar el pensamiento y acercarnos a formas de comprensión más rigurosas y abiertas.</text:p>
      <text:h text:style-name="P33" text:outline-level="3">1. Condicionantes instintivos y biológicos</text:h>
      <text:p text:style-name="P47">Desde una perspectiva evolutiva, muchos de nuestros sesgos cognitivos tienen raíces en mecanismos adaptativos que fueron útiles para la supervivencia de nuestros antepasados. Por ejemplo, tendemos a asociar la belleza con la bondad o la verdad, un fenómeno conocido como el <text:span text:style-name="Emphasis">efecto halo</text:span>, identificado por Edward Thorndike en el siglo XX. Este sesgo nos lleva a confiar más en personas atractivas, incluso en contextos donde la apariencia es irrelevante. Otro ejemplo es el miedo instintivo a lo desconocido, que en contextos prehistóricos pudo protegernos de peligros, pero que hoy puede alimentar prejuicios infundados.</text:p>
      <text:p text:style-name="P47">Estos automatismos biológicos también explican por qué imitamos al grupo (comportamiento gregario) o respondemos con sumisión ante figuras dominantes. Como señaló Konrad Lorenz en sus estudios sobre comportamiento animal, ciertos patrones de conducta se activan sin mediación racional, como parte de nuestra herencia evolutiva.</text:p>
      <text:h text:style-name="P33" text:outline-level="3">2. Condicionantes perceptuales y sensoriales</text:h>
      <text:p text:style-name="P47">La percepción, nuestra principal vía de acceso al mundo exterior, también está sujeta a limitaciones y errores. Como demuestran numerosos experimentos en psicología cognitiva, nuestros sentidos no son instrumentos infalibles. Vemos menos de lo que creemos ver, y lo que vemos no siempre es lo que realmente hay. Fenómenos como las ilusiones ópticas, el efecto McGurk (que muestra cómo la visión puede alterar lo que escuchamos), o la pareidolia (ver rostros en objetos inanimados) evidencian que el cerebro no registra pasivamente la realidad, sino que la construye activamente.</text:p>
      <text:p text:style-name="P47">Autores como Immanuel Kant ya advertían que no conocemos el mundo “en sí”, sino solo “como se nos aparece” a través de nuestras formas de percepción y categorías mentales. Hoy, la neurociencia confirma esta intuición filosófica: la mente no refleja la realidad, la interpreta.</text:p>
      <text:h text:style-name="P33" text:outline-level="3"><text:soft-page-break/>3. Condicionantes psicológicos y emocionales</text:h>
      <text:p text:style-name="P47">Las emociones, el ego y los mecanismos de defensa psicológicos también distorsionan el pensamiento. Negamos errores que amenazan nuestra autoestima, creemos en lo que deseamos y rechazamos lo que nos genera dolor o incomodidad. El psicólogo Leon Festinger describió este fenómeno como <text:span text:style-name="Emphasis">disonancia cognitiva</text:span>: la tendencia a ajustar nuestras creencias cuando entran en conflicto con nuestras acciones o emociones, con el fin de reducir el malestar interno.</text:p>
      <text:p text:style-name="P47">La proyección (atribuir a otros nuestros propios miedos o deseos) o la racionalización (justificar decisiones impulsivas con argumentos lógicos posteriores) son otras formas en que nuestras emociones moldean lo que creemos que pensamos racionalmente.</text:p>
      <text:h text:style-name="P33" text:outline-level="3">4. Condicionantes culturales y sociales</text:h>
      <text:p text:style-name="P47">Vivimos inmersos en marcos culturales que influyen profundamente en nuestra visión del mundo. Desde temprana edad adoptamos, sin cuestionarlas, ideas, valores y normas que parecen “naturales” simplemente porque son compartidas por nuestro entorno. El sociólogo Émile Durkheim ya señalaba que muchas creencias individuales son en realidad hechos sociales interiorizados.</text:p>
      <text:p text:style-name="P47">El pensamiento colectivo —“todos lo creen, debe ser cierto”— y la obediencia a la autoridad —“lo dice el maestro, el experto, el libro”— son ejemplos de cómo la cultura moldea nuestras creencias. También lo son los roles sociales asignados por género, edad o clase, y la idea de que lo legal equivale necesariamente a lo moral, una confusión común en muchas sociedades modernas.</text:p>
      <text:h text:style-name="P33" text:outline-level="3">5. Condicionantes personales y motivacionales</text:h>
      <text:p text:style-name="P47">Además de lo biológico, lo cultural y lo emocional, nuestras creencias están profundamente influenciadas por nuestros intereses personales, nuestras metas y nuestra identidad. Como demuestran los estudios sobre <text:span text:style-name="Emphasis">sesgo de confirmación</text:span>, tendemos a buscar información que confirme lo que ya creemos, y a ignorar la que lo contradice. De igual modo, aceptamos como ciertas las ideas que nos convienen o nos resultan atractivas, incluso si carecen de fundamento lógico o empírico.</text:p>
      <text:p text:style-name="P47">El filósofo Friedrich Nietzsche advertía que “no hay hechos, solo interpretaciones”, y en muchos casos nuestras interpretaciones están cargadas de deseos: queremos que la vida tenga sentido, que exista una misión personal, que el mundo sea justo. Y, a menudo, creemos lo que nos alivia o nos da dirección, no necesariamente lo que es más razonable.</text:p>
      <text:h text:style-name="P33" text:outline-level="3">6. Condicionantes lógicos y cognitivos</text:h>
      <text:p text:style-name="P47">Finalmente, incluso cuando creemos estar razonando lógicamente, podemos caer en errores sutiles pero profundos. Las falacias lógicas —como asumir que si A precede a B, A lo causó (post hoc), o reducir todo a una falsa dicotomía (blanco o negro)— son trampas comunes del pensamiento. También lo es confundir correlación con causalidad, o simplificar problemas complejos hasta perder su esencia.</text:p>
      <text:p text:style-name="P47">El psicólogo Daniel Kahneman, premio Nobel de Economía, demostró junto a Amos Tversky que incluso expertos cometen sistemáticamente errores lógicos cuando razonan bajo presión o con <text:soft-page-break/>información incompleta. Estos sesgos cognitivos no son defectos personales, sino parte del funcionamiento normal del cerebro humano.</text:p>
      <text:h text:style-name="P33" text:outline-level="3">7. Condicionantes lingüísticos y simbólicos</text:h>
      <text:p text:style-name="P47">Por último, el lenguaje no solo describe la realidad: la estructura. La forma en que hablamos del mundo moldea la forma en que lo comprendemos. George Orwell lo ilustró con crudeza en <text:span text:style-name="Emphasis">1984</text:span>, donde el control del lenguaje permite controlar el pensamiento. Ludwig Wittgenstein, por su parte, afirmó que “los límites de mi lenguaje son los límites de mi mundo”, subrayando que lo que no podemos nombrar, difícilmente podemos pensar.</text:p>
      <text:p text:style-name="P47">Las palabras, las metáforas, las etiquetas sociales y los marcos conceptuales determinan lo que nos parece real, legítimo o posible. Así, no solo la lógica, sino también la gramática, puede encerrar trampas cognitivas.</text:p>
      <text:p text:style-name="P34"/>
      <text:h text:style-name="P33" text:outline-level="3">Conclusión</text:h>
      <text:p text:style-name="P47">Reconocer los condicionantes del pensamiento es un ejercicio de humildad intelectual. Es aceptar que nuestras creencias, percepciones y razonamientos no surgen en un vacío, sino dentro de estructuras complejas que nos moldean y a menudo nos engañan. Pero también es un acto de liberación: al identificarlos, podemos comenzar a pensar con mayor claridad, autonomía y profundidad. Como diría Descartes, dudar de todo no es caer en el vacío, sino el primer paso hacia un pensamiento verdaderamente libre.</text:p>
      <text:p text:style-name="P47"/>
      <text:p text:style-name="P47"/>
      <text:p text:style-name="P47"/>
      <text:p text:style-name="P36"><text:span text:style-name="Emphas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5-29T10:09:45.982000000</meta:creation-date>
    <meta:generator>LibreOffice/7.3.5.2$Windows_X86_64 LibreOffice_project/184fe81b8c8c30d8b5082578aee2fed2ea847c01</meta:generator>
    <dc:date>2025-06-02T13:07:08.748000000</dc:date>
    <meta:editing-duration>PT2H13M22S</meta:editing-duration>
    <meta:editing-cycles>24</meta:editing-cycles>
    <meta:document-statistic meta:table-count="0" meta:image-count="0" meta:object-count="0" meta:page-count="16" meta:paragraph-count="202" meta:word-count="4861" meta:character-count="31147" meta:non-whitespace-character-count="26512"/>
  </office:meta>
</office:document-meta>
</file>